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0000000F20EBE25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173d"/>
    </style:style>
    <style:style style:name="P2" style:family="paragraph" style:parent-style-name="Standard">
      <style:paragraph-properties fo:text-align="start" style:justify-single-word="false"/>
      <style:text-properties officeooo:paragraph-rsid="000e173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e173d"/>
    </style:style>
    <style:style style:name="P4" style:family="paragraph" style:parent-style-name="Standard">
      <style:paragraph-properties fo:text-align="start" style:justify-single-word="false"/>
      <style:text-properties officeooo:paragraph-rsid="0010d3d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ffd0" officeooo:paragraph-rsid="000fffd0"/>
    </style:style>
    <style:style style:name="P6" style:family="paragraph" style:parent-style-name="Standard">
      <style:paragraph-properties fo:text-align="start" style:justify-single-word="false"/>
      <style:text-properties officeooo:rsid="000fffd0" officeooo:paragraph-rsid="000fffd0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0d3d1" officeooo:paragraph-rsid="0010d3d1"/>
    </style:style>
    <style:style style:name="P8" style:family="paragraph" style:parent-style-name="Standard">
      <style:paragraph-properties fo:text-align="start" style:justify-single-word="false"/>
      <style:text-properties officeooo:rsid="0010d3d1" officeooo:paragraph-rsid="0010d3d1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6" style:data-style-name="N0">6</text:variable-set>: Magnetic Fields</text:p>
      <text:p text:style-name="P2"/>
      <text:list xml:id="list7376638539739956730" text:style-name="L1">
        <text:list-item>
          <text:p text:style-name="P5">The magnetic field due to a long wire carrying current is 0.2 T at a distance of 1 cm from the wire. What would the magnetic field be at a distance of 4 cm from the wire?</text:p>
        </text:list-item>
      </text:list>
      <text:p text:style-name="P6"/>
      <text:p text:style-name="P6"/>
      <text:p text:style-name="P6"/>
      <text:p text:style-name="P6"/>
      <text:p text:style-name="P6"/>
      <text:list xml:id="list65707488469807" text:continue-numbering="true" text:style-name="L1">
        <text:list-item>
          <text:p text:style-name="P7">A horizontal power line of length 58 m carries a curent of 2200A toward the north. <text:s/>The earth's magnetic field at this location is 5 x 10<text:span text:style-name="T1">-5</text:span> T directed toward the north, 65<text:span text:style-name="T2">°</text:span><text:span text:style-name="T3"> below horizontal. </text:span></text:p>
          <text:list>
            <text:list-item>
              <text:p text:style-name="P7"><text:span text:style-name="T3">Find the magnitude of the magnetic force on the power line.</text:span></text:p>
            </text:list-item>
          </text:list>
        </text:list-item>
      </text:list>
      <text:p text:style-name="P8"/>
      <text:p text:style-name="P8"/>
      <text:p text:style-name="P8"><text:span text:style-name="T3"/></text:p>
      <text:list xml:id="list65707576220133" text:continue-numbering="true" text:style-name="L1">
        <text:list-item>
          <text:list>
            <text:list-item>
              <text:p text:style-name="P7"><text:span text:style-name="T3">What is the direction of the force on the power line?</text:span></text:p>
            </text:list-item>
          </text:list>
        </text:list-item>
      </text:list>
      <text:p text:style-name="P8"/>
      <text:p text:style-name="P8"/>
      <text:p text:style-name="P8"/>
      <text:p text:style-name="P4"/>
      <text:p text:style-name="P2"/>
      <text:list xml:id="list65706390252596" text:continue-numbering="true" text:style-name="L1">
        <text:list-item>
          <text:p text:style-name="P3"/>
        </text:list-item>
        <text:list-item>
          <text:p text:style-name="P3">The average nerve impulse has a current of approximately 16 pA. <text:s/>You are standing in a magnetic field directed to the left. <text:s/>You want to move your small toe, a distance of 1.75 meters from your brain. What strength of magnetic field would cause a barely-noticable force of 0.1 N to be exerted on your nerve?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0283in" svg:y="-0.2028in" svg:width="0.4299in" svg:height="0.5in" draw:z-index="0"><draw:image xlink:href="Pictures/10000201000000D0000000F20EBE2582.png" xlink:type="simple" xlink:show="embed" xlink:actuate="onLoad"/></draw:frame> <text:s text:c="11"/>Name:<text:tab/><text:tab/><text:date style:data-style-name="N37" text:date-value="2013-09-10T07:12:14.809211315" text:fixed="true" text:date-adjust="PT24H00M00S">09/11/13</text:date></text:p>
      </style:header>
      <style:footer>
        <text:p text:style-name="Footer">1<text:span text:style-name="MT1">st</text:span> Nine Weeks<text:tab/><text:page-number text:select-page="current">1</text:page-number>/<text:page-count>1</text:page-count><text:tab/>Assignment <text:variable-get text:name="Assignment" style:data-style-name="N0">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7:12:15.017371315</meta:creation-date>
    <meta:editing-duration>PT4M11S</meta:editing-duration>
    <meta:editing-cycles>4</meta:editing-cycles>
    <meta:generator>LibreOffice/4.2.6.2$Linux_X86_64 LibreOffice_project/420$Build-2</meta:generator>
    <meta:initial-creator>Jonas Williamson</meta:initial-creator>
    <meta:printed-by>Jonas Williamson</meta:printed-by>
    <meta:print-date>2013-09-10T07:12:48.247882871</meta:print-date>
    <dc:date>2014-09-17T06:57:05.517569530</dc:date>
    <dc:creator>Jonas Williamson</dc:creator>
    <meta:document-statistic meta:table-count="0" meta:image-count="1" meta:object-count="0" meta:page-count="1" meta:paragraph-count="9" meta:word-count="168" meta:character-count="882" meta:non-whitespace-character-count="709"/>
  </office:meta>
</office:document-meta>
</file>